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language="es" fo:country="ES" officeooo:rsid="001d1883" officeooo:paragraph-rsid="001d1883"/>
    </style:style>
    <style:style style:name="P2" style:family="paragraph" style:parent-style-name="Standard">
      <style:paragraph-properties fo:text-align="justify" style:justify-single-word="false"/>
      <style:text-properties fo:language="es" fo:country="ES" officeooo:rsid="001be69c" officeooo:paragraph-rsid="001be69c"/>
    </style:style>
    <style:style style:name="P3" style:family="paragraph" style:parent-style-name="Standard" style:list-style-name="L2">
      <style:paragraph-properties fo:text-align="justify" style:justify-single-word="false"/>
      <style:text-properties fo:language="es" fo:country="ES" officeooo:rsid="001fcd4c" officeooo:paragraph-rsid="001fcd4c"/>
    </style:style>
    <style:style style:name="P4" style:family="paragraph" style:parent-style-name="Standard" style:list-style-name="L2">
      <style:paragraph-properties fo:text-align="justify" style:justify-single-word="false"/>
      <style:text-properties fo:language="es" fo:country="ES" officeooo:rsid="0022b4d7" officeooo:paragraph-rsid="0022b4d7"/>
    </style:style>
    <style:style style:name="P5" style:family="paragraph" style:parent-style-name="Standard" style:list-style-name="L2">
      <style:paragraph-properties fo:text-align="justify" style:justify-single-word="false"/>
      <style:text-properties fo:language="es" fo:country="ES" officeooo:rsid="00244aac" officeooo:paragraph-rsid="00244aac"/>
    </style:style>
    <style:style style:name="P6" style:family="paragraph" style:parent-style-name="Standard" style:list-style-name="L2">
      <style:paragraph-properties fo:text-align="justify" style:justify-single-word="false"/>
      <style:text-properties fo:language="es" fo:country="ES" officeooo:rsid="002469df" officeooo:paragraph-rsid="002469df"/>
    </style:style>
    <style:style style:name="P7" style:family="paragraph" style:parent-style-name="Standard" style:list-style-name="L2">
      <style:paragraph-properties fo:text-align="justify" style:justify-single-word="false"/>
      <style:text-properties fo:language="es" fo:country="ES" officeooo:rsid="002619b7" officeooo:paragraph-rsid="002619b7"/>
    </style:style>
    <style:style style:name="P8" style:family="paragraph" style:parent-style-name="Standard">
      <style:paragraph-properties fo:text-align="justify" style:justify-single-word="false"/>
      <style:text-properties fo:language="es" fo:country="ES" officeooo:rsid="00272945" officeooo:paragraph-rsid="00272945"/>
    </style:style>
    <style:style style:name="P9" style:family="paragraph" style:parent-style-name="Standard" style:list-style-name="L3">
      <style:paragraph-properties fo:text-align="justify" style:justify-single-word="false"/>
      <style:text-properties fo:language="es" fo:country="ES" officeooo:rsid="00272945" officeooo:paragraph-rsid="00272945"/>
    </style:style>
    <style:style style:name="P10" style:family="paragraph" style:parent-style-name="Standard">
      <style:paragraph-properties fo:text-align="justify" style:justify-single-word="false"/>
      <style:text-properties fo:language="es" fo:country="ES" officeooo:paragraph-rsid="001be69c"/>
    </style:style>
    <style:style style:name="P11" style:family="paragraph" style:parent-style-name="Standard" style:list-style-name="L3">
      <style:paragraph-properties fo:text-align="justify" style:justify-single-word="false"/>
      <style:text-properties fo:language="es" fo:country="ES" officeooo:paragraph-rsid="00272945"/>
    </style:style>
    <style:style style:name="P12" style:family="paragraph" style:parent-style-name="Standard" style:list-style-name="L4">
      <style:paragraph-properties fo:text-align="justify" style:justify-single-word="false"/>
      <style:text-properties fo:language="es" fo:country="ES" officeooo:paragraph-rsid="002c6788"/>
    </style:style>
    <style:style style:name="P13" style:family="paragraph" style:parent-style-name="Standard">
      <style:paragraph-properties fo:text-align="justify" style:justify-single-word="false"/>
      <style:text-properties fo:language="es" fo:country="ES" officeooo:paragraph-rsid="002c6788"/>
    </style:style>
    <style:style style:name="P14" style:family="paragraph" style:parent-style-name="Standard" style:list-style-name="L3">
      <style:paragraph-properties fo:text-align="justify" style:justify-single-word="false"/>
      <style:text-properties fo:language="es" fo:country="ES" officeooo:rsid="002a1f90" officeooo:paragraph-rsid="002a1f90"/>
    </style:style>
    <style:style style:name="P15" style:family="paragraph" style:parent-style-name="Standard">
      <style:paragraph-properties fo:text-align="justify" style:justify-single-word="false"/>
      <style:text-properties fo:language="es" fo:country="ES" officeooo:rsid="002a1f90" officeooo:paragraph-rsid="002a1f90"/>
    </style:style>
    <style:style style:name="P16" style:family="paragraph" style:parent-style-name="Standard">
      <style:paragraph-properties fo:text-align="justify" style:justify-single-word="false"/>
      <style:text-properties fo:language="es" fo:country="ES" officeooo:rsid="002a4ebf" officeooo:paragraph-rsid="002a4ebf"/>
    </style:style>
    <style:style style:name="P17" style:family="paragraph" style:parent-style-name="Standard">
      <style:paragraph-properties fo:text-align="justify" style:justify-single-word="false"/>
      <style:text-properties fo:language="es" fo:country="ES" officeooo:rsid="002c6788" officeooo:paragraph-rsid="002c6788"/>
    </style:style>
    <style:style style:name="P18" style:family="paragraph" style:parent-style-name="Standard">
      <style:paragraph-properties fo:text-align="justify" style:justify-single-word="false"/>
      <style:text-properties fo:language="es" fo:country="ES" officeooo:rsid="002db61a" officeooo:paragraph-rsid="002db61a"/>
    </style:style>
    <style:style style:name="P19" style:family="paragraph" style:parent-style-name="Standard">
      <style:paragraph-properties fo:text-align="justify" style:justify-single-word="false"/>
      <style:text-properties fo:language="es" fo:country="ES" officeooo:rsid="002fb5ee" officeooo:paragraph-rsid="002fb5ee"/>
    </style:style>
    <style:style style:name="T1" style:family="text">
      <style:text-properties officeooo:rsid="001e6306"/>
    </style:style>
    <style:style style:name="T2" style:family="text">
      <style:text-properties officeooo:rsid="002138bf"/>
    </style:style>
    <style:style style:name="T3" style:family="text">
      <style:text-properties officeooo:rsid="002469df"/>
    </style:style>
    <style:style style:name="T4" style:family="text">
      <style:text-properties officeooo:rsid="0026462d"/>
    </style:style>
    <style:style style:name="T5" style:family="text">
      <style:text-properties officeooo:rsid="00270bd1"/>
    </style:style>
    <style:style style:name="T6" style:family="text">
      <style:text-properties officeooo:rsid="00272945"/>
    </style:style>
    <style:style style:name="T7" style:family="text">
      <style:text-properties officeooo:rsid="00287bf0"/>
    </style:style>
    <style:style style:name="T8" style:family="text">
      <style:text-properties officeooo:rsid="0028d121"/>
    </style:style>
    <style:style style:name="T9" style:family="text">
      <style:text-properties officeooo:rsid="002b4be7"/>
    </style:style>
    <style:style style:name="T10" style:family="text">
      <style:text-properties officeooo:rsid="002c6788"/>
    </style:style>
    <style:style style:name="T11" style:family="text">
      <style:text-properties officeooo:rsid="001be69c"/>
    </style:style>
    <style:style style:name="fr1"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1">Ejemplos – 13 de Junio de 2015 – Camilo Andrés Rivera Lozano – A00354567 </text:span></text:p>
      <text:p text:style-name="P2"/>
      <text:p text:style-name="P1">Ejercicio 1</text:p>
      <text:p text:style-name="P1"/>
      <text:p text:style-name="P1">Se imprime 4 veces porque el número de procesadores disponibles default para mi máquina son 4, de manera que de forma paralela cada procesador imprime el mensaje.</text:p>
      <text:p text:style-name="P1">Versión OpenMP:201107</text:p>
      <text:p text:style-name="P1"/>
      <text:p text:style-name="P1">Ejercicio <text:span text:style-name="T1">3</text:span></text:p>
      <text:p text:style-name="P1"/>
      <text:list xml:id="list7896268017007247215" text:style-name="L2">
        <text:list-item>
          <text:p text:style-name="P3">Después de correr 5 veces el programa con 1000 elementos <text:span text:style-name="T5">con 4 threads </text:span>se tuvo un promedio de <text:span text:style-name="T2">5.417ms, pero de todos modos hubo una gran variabilidad (entre 0.2ms y 9ms).</text:span></text:p>
        </text:list-item>
        <text:list-item>
          <text:p text:style-name="P4">Después de correr 5 veces el programa con 1000000 elementos <text:span text:style-name="T5">con 4 threads </text:span>se tuvo un promedio de tiempo de 4.865, pero a diferencia del anterior, los tiempos fueron más estables a lo largo de las pruebas.</text:p>
        </text:list-item>
        <text:list-item>
          <text:p text:style-name="P4">Paralelizando con 1000000 de elementos en los vectores se tienen promedios de tiempo (5 repeticiones) de:</text:p>
          <text:list>
            <text:list-item>
              <text:p text:style-name="P4">2: Todos los tiempos estuvieron en los 2ms (promedio de 2.2004ms)</text:p>
            </text:list-item>
            <text:list-item>
              <text:p text:style-name="P4">4: El promedio de tiempo fue de 4.178ms</text:p>
            </text:list-item>
            <text:list-item>
              <text:p text:style-name="P5">8: El promedio de tiempo fue de 3.399ms</text:p>
            </text:list-item>
          </text:list>
        </text:list-item>
        <text:list-item>
          <text:p text:style-name="P5"><text:s/><text:span text:style-name="T3">Al ejecutar el for a través de la directiva #pragma se le coloca la cláusula de num_threads(#)</text:span></text:p>
        </text:list-item>
        <text:list-item>
          <text:p text:style-name="P6">De todos modos se corre el programa, sin embargo a cada uno de los procesadores se le asigna más de un thread, los cuales serán repartidos según lo que dicte el scheduler del OS.</text:p>
        </text:list-item>
        <text:list-item>
          <text:p text:style-name="P7">Haciendo uso de 4 threads y un tamaño de 500000 elementos se tiene que el promedio para 10 ejecuciones en paralelo es de 4.79ms mientras que para el caso secuencial es de 2.6ms. <text:span text:style-name="T4">En cambio con 10 millones de datos se tiene un promedio de 23ms para el caso paralelo (4 threads) mientras que para el caso secuencial fue de 36ms (approx).</text:span></text:p>
        </text:list-item>
      </text:list>
      <text:p text:style-name="P1"/>
      <text:p text:style-name="P8">Ejercicio 4</text:p>
      <text:p text:style-name="P8"/>
      <text:list xml:id="list777896046740918697" text:style-name="L3">
        <text:list-item>
          <text:p text:style-name="P11"><text:span text:style-name="T6">Sin el Reduction cada vez dan resultados diferentes (incluso negativos) porque cada procesador intenta modificar el valor de result al mismo tiempo, y cada uno sobreescribe el valor de result que había, de manera que sólo quedará guardado el último valor escrito. De todas maneras ya que todos quieren escribir a la vez en una variable global habrá uno que pueda escribir mientras que el resto de las instrucciones se perderán. En la forma secuencial siempre da el mismo valor. </text:span></text:p>
        </text:list-item>
        <text:list-item>
          <text:p text:style-name="P9">Agregando la cláusula reduction, cada uno de los hilos posee una copia local de la variable <text:span text:style-name="T7">y al final del for se suman todas las copias locales generando un único y verdadero resultado en cada ejecución del programa. Alternativamente, eliminando la cláusula reduction y agregando la cláusula atomic en el interior del for (antes de escribir el result) se obtiene nuevamente el mismo resultado (estable) con un promedio de entre 5ms y 10ms, en cambio cambiando la cláusula por critical se tiene un tiempo de entre 15ms y 20ms pero con el mismo resultado. Con la cláusula reduction, ya que no se limita el acceso de cada thread sino que cada uno escribe en su propia variable local, los tiempos son cercanos e inferiores a 1ms.</text:span></text:p>
        </text:list-item>
        <text:list-item>
          <text:p text:style-name="P14"><text:span text:style-name="T8">N</text:span>uevamente la versión secuencial tiene en promedio un tiempo de ejecución cercano a 1ms, con 2 threads hay un promedio de 3.6ms, con 4 un promedio de 5.6ms mientras que para 8 threads se tiene un promedio de 6ms. <text:span text:style-name="T9">Al igual que en el ejercicio anterior, al aumentar a 10 millones de datos se comienza a ver las ventajas de ejecutarlo de manera paralela.</text:span></text:p>
        </text:list-item>
      </text:list>
      <text:p text:style-name="P15"/>
      <text:p text:style-name="P15"><text:soft-page-break/></text:p>
      <text:p text:style-name="P16">Ejercicio 5</text:p>
      <text:p text:style-name="P17"/>
      <text:list xml:id="list2903045404504802823" text:style-name="L4">
        <text:list-item>
          <text:p text:style-name="P12"><text:span text:style-name="T10">A continuación se muestra una tabla donde se registran los tiempos promedio para cada número de procesadores (y secuencial) y el tamaño de vector usado. No se pasó de 10 mil ya que abarcaba mucha memoria para la creación de la matriz. Cabe la pena resaltar que a pesar de que se promediaron 5 intentos, los tiempos para el caso secuencial rara vez variaron.</text:span></text:p>
          <text:p text:style-name="P12"/>
        </text:list-item>
      </text:list>
      <text:p text:style-name="P13"><draw:frame draw:style-name="fr1" draw:name="Object1" text:anchor-type="paragraph" svg:width="5.3161in" svg:height="2.3283in" draw:z-index="0"><draw:object xlink:href="./Object 1" xlink:type="simple" xlink:show="embed" xlink:actuate="onLoad"/><draw:image xlink:href="./ObjectReplacements/Object 1"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8">Como se puede ver en la tabla, para todos los casos, la versión secuencial siempre fue más rápida.</text:p>
      <text:p text:style-name="P18"/>
      <text:p text:style-name="P18">Ejercicio 6</text:p>
      <text:p text:style-name="P18"/>
      <text:p text:style-name="P19">Para la multiplicación de matrices es importante saber en qué punto paralelizar. Al paralelizar por las filas del resultado, cada thread estaría utilizando toda la matriz b y sólo ciertas filas de la a. De esta forma y con 1000 elementos, la forma secuencial se demora 4 segundos, mientras que para la forma paralela se tarda entre 11s (8 threads) y 13s (2 threads). Con 5000 elementos no terminó de ejecutarse el problema. De manera que hay que buscar otra forma de paralelismo.</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3T10:01:17.791279865</meta:creation-date>
    <dc:date>2015-06-13T15:07:42.153649697</dc:date>
    <meta:editing-duration>PT4H57M11S</meta:editing-duration>
    <meta:editing-cycles>14</meta:editing-cycles>
    <meta:generator>LibreOffice/4.2.8.2$Linux_x86 LibreOffice_project/420m0$Build-2</meta:generator>
    <meta:document-statistic meta:table-count="0" meta:image-count="0" meta:object-count="1" meta:page-count="2" meta:paragraph-count="24" meta:word-count="723" meta:character-count="4043" meta:non-whitespace-character-count="335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7602in"/>
    </style:style>
    <style:style style:name="co2" style:family="table-column">
      <style:table-column-properties fo:break-before="auto" style:column-width="0.889in"/>
    </style:style>
    <style:style style:name="ro1" style:family="table-row">
      <style:table-row-properties style:row-height="0.3327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style:text-position=""/>
    </style:style>
    <style:style style:name="ce2"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number-columns-repeated="4" table:default-cell-style-name="ce2"/>
        <table:table-row table:style-name="ro1">
          <table:table-cell table:number-columns-repeated="4"/>
          <table:table-cell office:value-type="string" calcext:value-type="string">
            <text:p>Secuencuial</text:p>
          </table:table-cell>
        </table:table-row>
        <table:table-row table:style-name="ro1">
          <table:table-cell office:value-type="string" calcext:value-type="string">
            <text:p>Num_elem\Num_threads</text:p>
          </table:table-cell>
          <table:table-cell office:value-type="float" office:value="8" calcext:value-type="float">
            <text:p>8</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row>
        <table:table-row table:style-name="ro1">
          <table:table-cell office:value-type="float" office:value="100" calcext:value-type="float">
            <text:p>100</text:p>
          </table:table-cell>
          <table:table-cell office:value-type="string" calcext:value-type="string">
            <text:p>0.83ms</text:p>
          </table:table-cell>
          <table:table-cell office:value-type="string" calcext:value-type="string">
            <text:p>2.72ms</text:p>
          </table:table-cell>
          <table:table-cell office:value-type="string" calcext:value-type="string">
            <text:p>0.38ms</text:p>
          </table:table-cell>
          <table:table-cell office:value-type="string" calcext:value-type="string">
            <text:p>0.13ms</text:p>
          </table:table-cell>
        </table:table-row>
        <table:table-row table:style-name="ro1">
          <table:table-cell office:value-type="float" office:value="200" calcext:value-type="float">
            <text:p>200</text:p>
          </table:table-cell>
          <table:table-cell office:value-type="string" calcext:value-type="string">
            <text:p>1.51ms</text:p>
          </table:table-cell>
          <table:table-cell office:value-type="string" calcext:value-type="string">
            <text:p>3.62ms</text:p>
          </table:table-cell>
          <table:table-cell office:value-type="string" calcext:value-type="string">
            <text:p>1.14ms</text:p>
          </table:table-cell>
          <table:table-cell office:value-type="string" calcext:value-type="string">
            <text:p>0.41ms</text:p>
          </table:table-cell>
        </table:table-row>
        <table:table-row table:style-name="ro1">
          <table:table-cell office:value-type="float" office:value="300" calcext:value-type="float">
            <text:p>300</text:p>
          </table:table-cell>
          <table:table-cell office:value-type="string" calcext:value-type="string">
            <text:p>3.9ms</text:p>
          </table:table-cell>
          <table:table-cell office:value-type="string" calcext:value-type="string">
            <text:p>4.32ms</text:p>
          </table:table-cell>
          <table:table-cell office:value-type="string" calcext:value-type="string">
            <text:p>2.34ms</text:p>
          </table:table-cell>
          <table:table-cell office:value-type="string" calcext:value-type="string">
            <text:p>0.83ms</text:p>
          </table:table-cell>
        </table:table-row>
        <table:table-row table:style-name="ro1">
          <table:table-cell office:value-type="float" office:value="1000" calcext:value-type="float">
            <text:p>1000</text:p>
          </table:table-cell>
          <table:table-cell office:value-type="string" calcext:value-type="string">
            <text:p>16.2ms</text:p>
          </table:table-cell>
          <table:table-cell office:value-type="string" calcext:value-type="string">
            <text:p>14.84ms</text:p>
          </table:table-cell>
          <table:table-cell office:value-type="string" calcext:value-type="string">
            <text:p>13.3ms</text:p>
          </table:table-cell>
          <table:table-cell office:value-type="string" calcext:value-type="string">
            <text:p>4.74ms</text:p>
          </table:table-cell>
        </table:table-row>
        <table:table-row table:style-name="ro1">
          <table:table-cell office:value-type="float" office:value="10000" calcext:value-type="float">
            <text:p>10000</text:p>
          </table:table-cell>
          <table:table-cell table:number-columns-repeated="2" office:value-type="string" calcext:value-type="string">
            <text:p>1.12s</text:p>
          </table:table-cell>
          <table:table-cell office:value-type="string" calcext:value-type="string">
            <text:p>1.32s</text:p>
          </table:table-cell>
          <table:table-cell office:value-type="string" calcext:value-type="string">
            <text:p>362.5m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13">00/00/0000</text:date>, <text:time style:data-style-name="N2" text:time-value="14:19:21.570188533">00:00:00</text:time></text:p>
        </style:region-right>
      </style:header>
      <style:header-left style:display="false"/>
      <style:footer>
        <text:p>Page <text:page-number>1</text:page-number> / <text:page-count>99</text:page-count></text:p>
      </style:footer>
      <style:footer-left style:display="false"/>
    </style:master-page>
  </office:master-styles>
</office:document-styles>
</file>